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imSun" svg:font-family="SimSun"/>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language="en" fo:country="US" style:font-name-complex="Times New Roman"/>
    </style:style>
    <style:style style:name="P3" style:family="paragraph" style:parent-style-name="Standard">
      <style:paragraph-properties fo:text-align="center" style:justify-single-word="false"/>
      <style:text-properties style:font-name="Times New Roman" fo:font-size="14pt" fo:language="en" fo:country="US" fo:font-weight="bold" style:font-size-asian="14pt" style:font-weight-asian="bold" style:font-name-complex="Times New Roman" style:font-size-complex="12pt" style:font-weight-complex="bold"/>
    </style:style>
    <style:style style:name="P4"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 style:font-size-complex="12pt" style:font-weight-complex="bold"/>
    </style:style>
    <style:style style:name="P5"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 style:font-size-complex="14pt" style:font-weight-complex="bold"/>
    </style:style>
    <style:style style:name="P6" style:family="paragraph" style:parent-style-name="Standard">
      <style:paragraph-properties fo:text-align="justify" style:justify-single-word="false"/>
      <style:text-properties style:font-name="Times New Roman" fo:font-size="10.5pt" fo:language="en" fo:country="US" fo:font-weight="bold" style:font-size-asian="10.5pt" style:font-weight-asian="bold" style:font-name-complex="Times New Roman" style:font-weight-complex="bold"/>
    </style:style>
    <style:style style:name="P7"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name-complex="Times New Roman" style:font-size-complex="12pt" style:font-weight-complex="bold"/>
    </style:style>
    <style:style style:name="P8" style:family="paragraph" style:parent-style-name="Standard">
      <style:text-properties officeooo:rsid="001d4b12" officeooo:paragraph-rsid="001d4b12"/>
    </style:style>
    <style:style style:name="P9" style:family="paragraph" style:parent-style-name="Standard">
      <style:text-properties officeooo:rsid="001d962a" officeooo:paragraph-rsid="001d962a"/>
    </style:style>
    <style:style style:name="P10" style:family="paragraph" style:parent-style-name="Standard">
      <style:text-properties officeooo:rsid="001f528b" officeooo:paragraph-rsid="001f528b"/>
    </style:style>
    <style:style style:name="P11" style:family="paragraph" style:parent-style-name="Standard">
      <style:text-properties officeooo:rsid="0020d5f9" officeooo:paragraph-rsid="0020d5f9"/>
    </style:style>
    <style:style style:name="P12" style:family="paragraph" style:parent-style-name="Standard">
      <style:text-properties officeooo:rsid="0020da30" officeooo:paragraph-rsid="0020da30"/>
    </style:style>
    <style:style style:name="P13" style:family="paragraph" style:parent-style-name="Standard">
      <style:text-properties officeooo:rsid="00210f16" officeooo:paragraph-rsid="00210f16"/>
    </style:style>
    <style:style style:name="P14" style:family="paragraph" style:parent-style-name="Standard">
      <style:text-properties officeooo:rsid="00219aab" officeooo:paragraph-rsid="00219aab"/>
    </style:style>
    <style:style style:name="P15" style:family="paragraph" style:parent-style-name="Standard">
      <style:text-properties officeooo:rsid="00231cdd" officeooo:paragraph-rsid="00231cdd"/>
    </style:style>
    <style:style style:name="P16" style:family="paragraph" style:parent-style-name="Standard">
      <style:text-properties officeooo:rsid="00239e79" officeooo:paragraph-rsid="00239e79"/>
    </style:style>
    <style:style style:name="P17" style:family="paragraph" style:parent-style-name="Standard">
      <style:text-properties officeooo:rsid="0023d469" officeooo:paragraph-rsid="0023d469"/>
    </style:style>
    <style:style style:name="P18" style:family="paragraph" style:parent-style-name="Standard" style:master-page-name="Standard">
      <style:paragraph-properties fo:text-align="justify" style:justify-single-word="false" style:page-number="auto"/>
      <style:text-properties style:font-name="Times New Roman" fo:language="en" fo:country="US" style:font-name-complex="Times New Roman"/>
    </style:style>
    <style:style style:name="P19" style:family="paragraph" style:parent-style-name="Normal_20__28_Web_29_">
      <style:paragraph-properties fo:margin-top="0in" fo:margin-bottom="0in" loext:contextual-spacing="false" fo:orphans="2" fo:widows="2"/>
    </style:style>
    <style:style style:name="P20" style:family="paragraph" style:parent-style-name="Normal_20__28_Web_29_">
      <style:paragraph-properties fo:margin-top="0in" fo:margin-bottom="0in" loext:contextual-spacing="false" fo:orphans="2" fo:widows="2"/>
      <style:text-properties style:font-name="Times New Roman" style:font-name-complex="Times New Roman"/>
    </style:style>
    <style:style style:name="P21" style:family="paragraph" style:parent-style-name="Normal_20__28_Web_29_">
      <style:paragraph-properties fo:margin-top="0in" fo:margin-bottom="0in" loext:contextual-spacing="false" fo:orphans="2" fo:widows="2"/>
      <style:text-properties style:font-name="Times New Roman" fo:font-size="10.5pt" style:font-size-asian="10.5pt" style:font-name-complex="Times New Roman"/>
    </style:style>
    <style:style style:name="P22" style:family="paragraph" style:parent-style-name="Normal_20__28_Web_29_">
      <style:paragraph-properties fo:margin-top="0in" fo:margin-bottom="0in" loext:contextual-spacing="false" fo:orphans="2" fo:widows="2"/>
      <style:text-properties style:font-name="Times New Roman" fo:font-size="14pt" fo:language="en" fo:country="US" fo:font-weight="bold" style:font-size-asian="14pt" style:font-weight-asian="bold" style:font-name-complex="Times New Roman" style:font-size-complex="14pt" style:font-weight-complex="bold"/>
    </style:style>
    <style:style style:name="P23" style:family="paragraph" style:parent-style-name="Normal_20__28_Web_29_">
      <style:paragraph-properties fo:margin-top="0in" fo:margin-bottom="0in" loext:contextual-spacing="false" fo:orphans="2" fo:widows="2"/>
      <style:text-properties fo:font-style="italic" style:font-style-asian="italic" style:font-style-complex="italic"/>
    </style:style>
    <style:style style:name="P24" style:family="paragraph" style:parent-style-name="Normal_20__28_Web_29_" style:list-style-name="">
      <style:paragraph-properties fo:margin-left="0in" fo:margin-right="0in" fo:margin-top="0in" fo:margin-bottom="0in" loext:contextual-spacing="false" fo:text-align="start" style:justify-single-word="false" fo:orphans="2" fo:widows="2" fo:text-indent="0in" style:auto-text-indent="false"/>
    </style:style>
    <style:style style:name="P25" style:family="paragraph" style:parent-style-name="Preformatted_20_Text">
      <style:paragraph-properties fo:margin-top="0in" fo:margin-bottom="0.1965in" loext:contextual-spacing="false"/>
      <style:text-properties fo:color="#a9b7c6" style:font-name="Source Code Pro" fo:font-size="10.5pt"/>
    </style:style>
    <style:style style:name="P26" style:family="paragraph" style:parent-style-name="Preformatted_20_Text">
      <style:text-properties fo:color="#a9b7c6"/>
    </style:style>
    <style:style style:name="P27" style:family="paragraph" style:parent-style-name="Preformatted_20_Text">
      <style:text-properties fo:color="#a9b7c6" style:font-name="Source Code Pro" fo:font-size="10.5pt"/>
    </style:style>
    <style:style style:name="T1" style:family="text">
      <style:text-properties style:font-name="Times New Roman" style:font-name-complex="Times New Roman"/>
    </style:style>
    <style:style style:name="T2" style:family="text">
      <style:text-properties style:font-name="Times New Roman" fo:language="en" fo:country="US" style:font-name-complex="Times New Roman"/>
    </style:style>
    <style:style style:name="T3" style:family="text">
      <style:text-properties style:font-name="Times New Roman" fo:language="en" fo:country="US" fo:font-weight="bold" style:font-weight-asian="bold" style:font-name-complex="Times New Roman" style:font-weight-complex="bold"/>
    </style:style>
    <style:style style:name="T4" style:family="text">
      <style:text-properties style:font-name="Times New Roman" fo:font-size="14pt" fo:language="en" fo:country="US" fo:font-weight="bold" style:font-size-asian="14pt" style:font-weight-asian="bold" style:font-name-complex="Times New Roman" style:font-size-complex="12pt" style:font-weight-complex="bold"/>
    </style:style>
    <style:style style:name="T5" style:family="text">
      <style:text-properties style:font-name="Times New Roman" fo:font-size="14pt" fo:language="en" fo:country="US" fo:font-weight="bold" style:font-size-asian="14pt" style:font-weight-asian="bold" style:font-name-complex="Times New Roman" style:font-size-complex="14pt" style:font-weight-complex="bold"/>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size="12pt" style:font-size-asian="12pt" style:font-name-complex="Times New Roman" style:font-size-complex="12pt"/>
    </style:style>
    <style:style style:name="T8" style:family="text">
      <style:text-properties style:font-name="Times New Roman" fo:font-size="12pt" fo:font-weight="bold" style:font-size-asian="12pt" style:font-weight-asian="bold" style:font-name-complex="Times New Roman" style:font-size-complex="12pt" style:font-weight-complex="bold"/>
    </style:style>
    <style:style style:name="T9" style:family="text">
      <style:text-properties style:font-name="Times New Roman" fo:font-size="12pt" fo:font-weight="bold" style:font-name-asian="SimSun" style:font-size-asian="12pt" style:font-weight-asian="bold" style:font-name-complex="Times New Roman" style:font-size-complex="12pt" style:font-weight-complex="bold"/>
    </style:style>
    <style:style style:name="T10" style:family="text">
      <style:text-properties style:font-name="Times New Roman" fo:font-size="12pt" fo:language="en" fo:country="US" fo:font-weight="bold" style:font-size-asian="12pt" style:font-weight-asian="bold" style:font-name-complex="Times New Roman" style:font-weight-complex="bold"/>
    </style:style>
    <style:style style:name="T11" style:family="text">
      <style:text-properties style:font-name="Times New Roman" fo:font-size="12pt" fo:language="en" fo:country="US" fo:font-weight="bold" style:font-size-asian="12pt" style:font-weight-asian="bold" style:font-name-complex="Times New Roman" style:font-size-complex="12pt" style:font-weight-complex="bold"/>
    </style:style>
    <style:style style:name="T12" style:family="text">
      <style:text-properties style:font-name="Times New Roman" fo:font-size="12pt" fo:language="en" fo:country="US" fo:font-weight="bold" style:font-name-asian="SimSun" style:font-size-asian="12pt" style:font-weight-asian="bold" style:font-name-complex="Times New Roman" style:font-size-complex="12pt" style:font-weight-complex="bold"/>
    </style:style>
    <style:style style:name="T13" style:family="text">
      <style:text-properties style:font-name="Times New Roman" fo:font-size="12pt" fo:language="en" fo:country="US" style:font-size-asian="12pt" style:font-name-complex="Times New Roman" style:font-size-complex="12pt"/>
    </style:style>
    <style:style style:name="T14" style:family="text">
      <style:text-properties style:font-name="Times New Roman" fo:font-size="12pt" fo:language="en" fo:country="US" style:font-name-asian="SimSun" style:font-size-asian="12pt" style:font-name-complex="Times New Roman" style:font-size-complex="12pt"/>
    </style:style>
    <style:style style:name="T15" style:family="text">
      <style:text-properties style:font-name="Times New Roman" fo:font-size="12pt" style:font-name-asian="SimSun" style:font-size-asian="12pt" style:font-name-complex="Times New Roman" style:font-size-complex="12pt"/>
    </style:style>
    <style:style style:name="T16" style:family="text">
      <style:text-properties style:font-name="Times New Roman" style:font-name-asian="SimSun" style:font-name-complex="Times New Roman"/>
    </style:style>
    <style:style style:name="T17" style:family="text">
      <style:text-properties fo:language="en" fo:country="US"/>
    </style:style>
    <style:style style:name="T18" style:family="text">
      <style:text-properties fo:font-size="10.5pt" fo:language="en" fo:country="US" fo:font-weight="bold" style:font-size-asian="10.5pt" style:font-weight-asian="bold" style:font-weight-complex="bold"/>
    </style:style>
    <style:style style:name="T19" style:family="text">
      <style:text-properties fo:font-style="italic" style:font-style-asian="italic" style:font-style-complex="italic"/>
    </style:style>
    <style:style style:name="T20" style:family="text">
      <style:text-properties officeooo:rsid="001d4b12"/>
    </style:style>
    <style:style style:name="T21" style:family="text">
      <style:text-properties fo:color="#bbb529"/>
    </style:style>
    <style:style style:name="T22" style:family="text">
      <style:text-properties fo:color="#6a8759"/>
    </style:style>
    <style:style style:name="T23" style:family="text">
      <style:text-properties fo:color="#6a8759" style:font-name="Source Code Pro" fo:font-size="10.5pt"/>
    </style:style>
    <style:style style:name="T24" style:family="text">
      <style:text-properties fo:color="#cc7832"/>
    </style:style>
    <style:style style:name="T25" style:family="text">
      <style:text-properties fo:color="#cc7832" fo:font-weight="bold"/>
    </style:style>
    <style:style style:name="T26" style:family="text">
      <style:text-properties fo:color="#cc7832" style:font-name="Source Code Pro" fo:font-size="10.5pt"/>
    </style:style>
    <style:style style:name="T27" style:family="text">
      <style:text-properties fo:color="#cc7832" style:font-name="Source Code Pro" fo:font-size="10.5pt" fo:font-weight="bold"/>
    </style:style>
    <style:style style:name="T28" style:family="text">
      <style:text-properties style:font-name="Source Code Pro" fo:font-size="10.5pt"/>
    </style:style>
    <style:style style:name="T29" style:family="text">
      <style:text-properties fo:color="#6897bb" style:font-name="Source Code Pro" fo:font-size="10.5pt"/>
    </style:style>
    <style:style style:name="T30" style:family="text">
      <style:text-properties officeooo:rsid="0024b00e"/>
    </style:style>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padding-left="0.1in" fo:padding-right="0.1in" fo:padding-top="0.05in" fo:padding-bottom="0.05in" fo:border="0.74pt solid #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ame: <text:span text:style-name="T20">Taylor Dugger</text:span></text:p>
      <text:p text:style-name="P2">Section: <text:span text:style-name="T20">B</text:span></text:p>
      <text:p text:style-name="P2">University ID: <text:span text:style-name="T20">945506562</text:span></text:p>
      <text:p text:style-name="P2"/>
      <text:p text:style-name="P3">Lab 4 Report</text:p>
      <text:p text:style-name="P4"/>
      <text:p text:style-name="P4"><draw:frame draw:style-name="fr1" draw:name="Frame1" text:anchor-type="char" svg:x="0in" svg:y="0.3634in" svg:width="5.7598in" svg:height="2.052in" draw:z-index="15"><draw:text-box><text:p text:style-name="P17">This lab was a lot of information and usage on signals. I had little knowledge on this topic, so I learned quite a bit actually. I didn’t know the signal for when you use CTRL-C to end a process on the command line. So I learned more about what signals do what, and how you can change them to your purpose. I also didn’t know anything about alarms, so I learned how to create and signal an alarm. It was nice getting an example in 3.6 using signals with forks. This can be confusing, but it was good to see examples with this. <text:span text:style-name="T30">I also knew nothing about shared memory and message queues. While we didn’t do a ton into this on this lab, I still got a good base about these topics. </text:span></text:p></draw:text-box></draw:frame>Summary (10pts):</text:p>
      <text:p text:style-name="P4"/>
      <text:p text:style-name="P4">Lab Questions:</text:p>
      <text:p text:style-name="P4"/>
      <text:p text:style-name="P4">3.1:</text:p>
      <text:p text:style-name="P19"><text:span text:style-name="T3">2pts <text:s/></text:span>After reading through the man page on signals and studying the code, what</text:p>
      <text:p text:style-name="P19">happens in this program when you type CTRL-C?</text:p>
      <text:p text:style-name="P24"><draw:frame draw:style-name="fr1" draw:name="Frame2" text:anchor-type="char" svg:x="-0.0335in" svg:y="0.0354in" svg:width="5.5929in" svg:height="0.9in" draw:z-index="0"><draw:text-box><text:p text:style-name="P8">my_routine is called and Running my routine is printed out </text:p></draw:text-box></draw:frame><text:span text:style-name="T10">1</text:span><text:span text:style-name="T9">pt</text:span><text:span text:style-name="T12"> <text:s/></text:span><text:span text:style-name="T15">According to the man page, what is it called when a signal handler function is used?</text:span></text:p>
      <text:p text:style-name="P1"><draw:frame draw:style-name="fr1" draw:name="Frame3" text:anchor-type="char" svg:x="0in" svg:y="0.0646in" svg:width="5.7598in" svg:height="0.4in" draw:z-index="1"><draw:text-box><text:p text:style-name="P9">There is an interrupt from the keyboard when CTRL-C is pressed</text:p></draw:text-box></draw:frame><text:span text:style-name="T11">1</text:span><text:span text:style-name="T9">pts</text:span><text:span text:style-name="T15"> </text:span><text:span text:style-name="T13"><text:s/></text:span><text:span text:style-name="T15">What is name of the signal handler function for this code?</text:span></text:p>
      <text:p text:style-name="P19"><draw:frame draw:style-name="fr1" draw:name="Frame4" text:anchor-type="char" svg:x="0in" svg:y="0.0646in" svg:width="5.7598in" svg:height="0.3764in" draw:z-index="2"><draw:text-box><text:p text:style-name="P9">SIGINT</text:p></draw:text-box></draw:frame><text:span text:style-name="T11">2</text:span><text:span text:style-name="T9">pt</text:span><text:span text:style-name="T12">s <text:s/></text:span>Omit the signal( ) statement in main and run the program. Type CTRL-C. Look up SIG_DFL<text:span text:style-name="T17"> </text:span>in the man pages (man signal). Why did the program terminate? Hint: find out how a program usually<text:span text:style-name="T17"> </text:span>reacts to receiving what CTRL-C sends (man 7 signal).</text:p>
      <text:p text:style-name="P5"/>
      <text:p text:style-name="P19"><draw:frame draw:style-name="fr1" draw:name="Frame5" text:anchor-type="char" svg:x="0in" svg:y="0.0646in" svg:width="5.7598in" svg:height="1.0846in" draw:z-index="17"><draw:text-box><text:p text:style-name="P9">When it is set to sig_dfl the default action is called associated with signal. When CTRL-C is normally pressed it will terminate the program. </text:p></draw:text-box></draw:frame><text:soft-page-break/><text:span text:style-name="T18">2</text:span><text:span text:style-name="T9">pt</text:span><text:span text:style-name="T12">s <text:s/></text:span>In main, replace the signal( ) statement with <text:span text:style-name="T19">signal(SIGINT, SIG_IGN)</text:span>. Run the program and<text:span text:style-name="T17"> </text:span>type CTRL-C. Look up SIG_IGN in the man pages. What’s happening now?</text:p>
      <text:p text:style-name="P19"><draw:frame draw:style-name="fr1" draw:name="Frame6" text:anchor-type="char" svg:x="0in" svg:y="0.0728in" svg:width="5.7598in" svg:height="0.8972in" draw:z-index="18"><draw:text-box><text:p text:style-name="P9">SIG_IGN is ignore the signal. So nothing will happen now. </text:p></draw:text-box></draw:frame><text:span text:style-name="T18">2</text:span><text:span text:style-name="T9">pt</text:span><text:span text:style-name="T12">s <text:s/></text:span>The signal sent when CTRL-\ is pressed is SIGQUIT. Replace the <text:span text:style-name="T19">signal()</text:span> statement with<text:span text:style-name="T17"> </text:span><text:span text:style-name="T19">signal(SIGQUIT, my_routine)</text:span> and run the program. Type <text:span text:style-name="T17">C</text:span>TRL-\. Why can't you kill the process with<text:span text:style-name="T17"> </text:span>CTRL-\ now? You should be able to terminate the process with CTRL-C.</text:p>
      <text:p text:style-name="P5"><draw:frame draw:style-name="fr1" draw:name="Frame7" text:anchor-type="char" svg:x="0in" svg:y="0.0646in" svg:width="5.7598in" svg:height="0.9126in" draw:z-index="19"><draw:text-box><text:p text:style-name="P10">Because we put sigquit in signal we are replacing the value of sigquit with my_routine instead of quit. So when we press CTRL-\ we get my_routine instead now.</text:p></draw:text-box></draw:frame></text:p>
      <text:p text:style-name="P5">3.2:</text:p>
      <text:p text:style-name="P19"><text:span text:style-name="T6">4pts</text:span><text:span text:style-name="T1"> </text:span><text:span text:style-name="T2"><text:s/></text:span>In your report, note what causes each signal to be sent and what the number the<text:span text:style-name="T17"> </text:span>signal is.<text:span text:style-name="T17"> </text:span>You can kill the process using the kill command without any options (look up the process id with<text:span text:style-name="T17"> </text:span>ps in a new terminal window).</text:p>
      <text:p text:style-name="P22"><draw:frame draw:style-name="fr1" draw:name="Frame8" text:anchor-type="char" svg:x="0.0083in" svg:y="0.0654in" svg:width="5.7598in" svg:height="0.9791in" draw:z-index="16"><draw:text-box><text:p text:style-name="P11">SIGINT and SIGQUIT are value 2 and 3, respectively. Each is called from a different command, interrupt or quit. So depending on what is called from the keyboard then either signal will be called and my_routine is executed. Based on the chart in man 7 signal, SIGINT is value 2 and SIGQUIT is 3. So depending on if you enter CTRL-C (SIGINT) or CTRL_\ (SIGQUIT) my_routine will print out either value from signo. </text:p></draw:text-box></draw:frame></text:p>
      <text:p text:style-name="P5">3.3:</text:p>
      <text:p text:style-name="P19"><text:span text:style-name="T3">5</text:span><text:span text:style-name="T6">pts</text:span><text:span text:style-name="T1"> </text:span><text:span text:style-name="T2"><text:s/></text:span><text:span text:style-name="T1">Include </text:span><text:span text:style-name="T2">your source code</text:span></text:p>
      <text:p text:style-name="P19"><draw:frame draw:style-name="fr1" draw:name="Frame9" text:anchor-type="char" svg:x="0in" svg:y="0.0654in" svg:width="5.7598in" svg:height="4.5028in" draw:z-index="3"><draw:text-box><text:p text:style-name="P27"><text:span text:style-name="T21">#include</text:span><text:span text:style-name="T22"> &lt;signal.h&gt;</text:span></text:p><text:p text:style-name="P27"><text:span text:style-name="T21">#include</text:span><text:span text:style-name="T22"> &lt;stdio.h&gt;</text:span></text:p><text:p text:style-name="P27"><text:span text:style-name="T25">void </text:span>my_routine()<text:span text:style-name="T24">;</text:span></text:p><text:p text:style-name="P27"><text:span text:style-name="T25">int </text:span>main(){</text:p><text:p text:style-name="P26"><text:s text:c="4"/><text:span text:style-name="T28">signal(SIGFPE</text:span><text:span text:style-name="T26">, </text:span><text:span text:style-name="T28">my_routine)</text:span><text:span text:style-name="T26">;</text:span></text:p><text:p text:style-name="P26"><text:span text:style-name="T24"><text:s text:c="4"/></text:span><text:span text:style-name="T27">int </text:span><text:span text:style-name="T28">a = </text:span><text:span text:style-name="T29">4</text:span><text:span text:style-name="T26">;</text:span></text:p><text:p text:style-name="P26"><text:span text:style-name="T24"><text:s text:c="4"/></text:span><text:span text:style-name="T28">a = a/</text:span><text:span text:style-name="T29">0</text:span><text:span text:style-name="T26">;</text:span></text:p><text:p text:style-name="P26"><text:span text:style-name="T24"><text:s text:c="4"/></text:span><text:span text:style-name="T27">while</text:span><text:span text:style-name="T28">(</text:span><text:span text:style-name="T29">1</text:span><text:span text:style-name="T28">){</text:span></text:p><text:p text:style-name="P26"><text:s text:c="8"/><text:span text:style-name="T28">sleep(</text:span><text:span text:style-name="T29">10</text:span><text:span text:style-name="T28">)</text:span><text:span text:style-name="T26">;</text:span></text:p><text:p text:style-name="P26"><text:span text:style-name="T24"><text:s text:c="4"/></text:span><text:span text:style-name="T28">}</text:span></text:p><text:p text:style-name="P27">}</text:p><text:p text:style-name="P27"><text:span text:style-name="T25">void </text:span>my_routine(){</text:p><text:p text:style-name="P26"><text:s text:c="4"/><text:span text:style-name="T28">printf(</text:span><text:span text:style-name="T23">"Caught a SIGFPE.</text:span><text:span text:style-name="T26">\n</text:span><text:span text:style-name="T23">"</text:span><text:span text:style-name="T28">)</text:span><text:span text:style-name="T26">;</text:span></text:p><text:p text:style-name="P25">}</text:p><text:p text:style-name="Standard"/></draw:text-box></draw:frame><text:soft-page-break/><text:span text:style-name="T18">5</text:span><text:span text:style-name="T6">pts</text:span><text:span text:style-name="T1"> </text:span><text:span text:style-name="T2"><text:s/>E</text:span>xplain which line should come first to trigger your signal handler: the signal()</text:p>
      <text:p text:style-name="P19">statement or the division-by-zero statement? Explain why.</text:p>
      <text:p text:style-name="P5"><draw:frame draw:style-name="fr1" draw:name="Frame10" text:anchor-type="char" svg:x="0in" svg:y="0.0661in" svg:width="5.7598in" svg:height="1.1583in" draw:z-index="4"><draw:text-box><text:p text:style-name="P12">The division by zero statement. Cause there is no reason for it to trigger from just the signal statement. I commented out the a/0 statement and my_routine was never called, so it only calls when a division by zero is ran. </text:p></draw:text-box></draw:frame></text:p>
      <text:p text:style-name="P5">3.4:</text:p>
      <text:p text:style-name="P19"><text:span text:style-name="T3">4</text:span><text:span text:style-name="T6">pts</text:span><text:span text:style-name="T1"> </text:span><text:span text:style-name="T2"><text:s/></text:span><text:span text:style-name="T15">What are the parameters to this program, and how do they affect the program?</text:span></text:p>
      <text:p text:style-name="P19"><draw:frame draw:style-name="fr1" draw:name="Frame11" text:anchor-type="char" svg:x="0in" svg:y="0.0563in" svg:width="5.7598in" svg:height="0.6764in" draw:z-index="5"><draw:text-box><text:p text:style-name="P13">The first parameter is the message you want to display and the second parameter is after how many seconds it will appear. </text:p></draw:text-box></draw:frame><text:span text:style-name="T3">6</text:span><text:span text:style-name="T6">pts</text:span><text:span text:style-name="T1"> </text:span><text:span text:style-name="T2"><text:s/></text:span><text:span text:style-name="T15">What does the function </text:span><text:span text:style-name="T14">“</text:span><text:span text:style-name="T15">alarm</text:span><text:span text:style-name="T14">”</text:span><text:span text:style-name="T15"> do?? Mention how signals are involved.</text:span></text:p>
      <text:p text:style-name="P21"><draw:frame draw:style-name="fr1" draw:name="Frame12" text:anchor-type="char" svg:x="0in" svg:y="0.0646in" svg:width="5.7598in" svg:height="1.4638in" draw:z-index="6"><draw:text-box><text:p text:style-name="P13">Alarm will set an alarm to go off after how many seconds. The signal SIGALARM will look for alarms set and will signal the function in signal(). So you need to set up the signal with sigalarm(so it knows to look out for alarms) and the function call. Then you make an alarm with a time to go off. The signal will then call the function after the alarm goes off. </text:p></draw:text-box></draw:frame><text:soft-page-break/></text:p>
      <text:p text:style-name="P20"/>
      <text:p text:style-name="P22">3.5:</text:p>
      <text:p text:style-name="P19"><text:span text:style-name="T3">2</text:span><text:span text:style-name="T6">pts</text:span><text:span text:style-name="T1"> </text:span><text:span text:style-name="T2"><text:s/></text:span><text:span text:style-name="T15">How many processes are running? Which is which (refer to the if/else block)?</text:span></text:p>
      <text:p text:style-name="P19"><draw:frame draw:style-name="fr1" draw:name="Frame13" text:anchor-type="char" svg:x="0in" svg:y="0.0654in" svg:width="5.7598in" svg:height="0.6772in" draw:z-index="7"><draw:text-box><text:p text:style-name="P17">2</text:p></draw:text-box></draw:frame><text:span text:style-name="T3">6</text:span><text:span text:style-name="T6">pts</text:span><text:span text:style-name="T1"> </text:span><text:span text:style-name="T2"><text:s/></text:span>Trace the steps the message takes before printing to the screen, from the array msg to the<text:span text:style-name="T17"> </text:span>array inbuff, and identify which process is doing each step.</text:p>
      <text:p text:style-name="P19"><draw:frame draw:style-name="fr1" draw:name="Frame14" text:anchor-type="char" svg:x="0in" svg:y="0.0646in" svg:width="5.7598in" svg:height="1.0846in" draw:z-index="20"><draw:text-box><text:p text:style-name="Standard"/></draw:text-box></draw:frame><text:span text:style-name="T6">2pts</text:span><text:span text:style-name="T1"> </text:span><text:span text:style-name="T2"><text:s/></text:span>Why is there a sleep statement? Think about what happens if one process runs first. Think<text:span text:style-name="T17"> </text:span>back to lab 2 -- what would be a better statement to use instead of sleep for this small example?<text:span text:style-name="T17"> </text:span>You might have to reverse the role of parent and child.</text:p>
      <text:p text:style-name="P22"><draw:frame draw:style-name="fr1" draw:name="Frame15" text:anchor-type="char" svg:x="0in" svg:y="0.0654in" svg:width="5.7598in" svg:height="1.1929in" draw:z-index="21"><draw:text-box><text:p text:style-name="Standard"/></draw:text-box></draw:frame></text:p>
      <text:p text:style-name="P22">3.6:</text:p>
      <text:p text:style-name="P19"><text:span text:style-name="T3">1</text:span><text:span text:style-name="T6">pts</text:span><text:span text:style-name="T1"> </text:span><text:span text:style-name="T2"><text:s/></text:span><text:span text:style-name="T15">Include the output from the program</text:span><text:span text:style-name="T14">.</text:span></text:p>
      <text:p text:style-name="P19"><draw:frame draw:style-name="fr1" draw:name="Frame16" text:anchor-type="char" svg:x="0in" svg:y="0.0654in" svg:width="5.7598in" svg:height="0.9571in" draw:z-index="8"><draw:text-box><text:p text:style-name="P14">^CReturn value from fork = 11335</text:p><text:p text:style-name="P14">Return value from fork = 0</text:p></draw:text-box></draw:frame><text:span text:style-name="T3">1</text:span><text:span text:style-name="T6">pt</text:span><text:span text:style-name="T1"> </text:span><text:span text:style-name="T2"><text:s/></text:span><text:span text:style-name="T15">How many processes are running?</text:span></text:p>
      <text:p text:style-name="P19"><draw:frame draw:style-name="fr1" draw:name="Frame17" text:anchor-type="char" svg:x="0in" svg:y="0.0646in" svg:width="5.7598in" svg:height="0.5445in" draw:z-index="9"><draw:text-box><text:p text:style-name="P14">2. The parent and its child. </text:p></draw:text-box></draw:frame><text:soft-page-break/><text:span text:style-name="T6">2pts</text:span><text:span text:style-name="T1"> </text:span><text:span text:style-name="T2"><text:s/></text:span><text:span text:style-name="T15">Identify which process sent each message</text:span><text:span text:style-name="T14">.</text:span></text:p>
      <text:p text:style-name="P19"><draw:frame draw:style-name="fr1" draw:name="Frame18" text:anchor-type="char" svg:x="0in" svg:y="0.0646in" svg:width="5.7598in" svg:height="0.6693in" draw:z-index="10"><draw:text-box><text:p text:style-name="P14">The parent returned the value 11335. And the child returned 0.</text:p></draw:text-box></draw:frame><text:span text:style-name="T3">2</text:span><text:span text:style-name="T6">pts</text:span><text:span text:style-name="T1"> </text:span><text:span text:style-name="T2"><text:s/></text:span><text:span text:style-name="T15">How many processes received signals?</text:span><text:span text:style-name="T1"> </text:span></text:p>
      <text:p text:style-name="P22"><draw:frame draw:style-name="fr1" draw:name="Frame19" text:anchor-type="char" svg:x="0in" svg:y="0.0646in" svg:width="5.7598in" svg:height="0.5055in" draw:z-index="22"><draw:text-box><text:p text:style-name="P14">Both of them did. The fork statement was before the signal(). So both processes received the signal, so both of them printed my_routine.</text:p></draw:text-box></draw:frame></text:p>
      <text:p text:style-name="P22">3.7:</text:p>
      <text:p text:style-name="P19"><text:span text:style-name="T3">1</text:span><text:span text:style-name="T6">pts</text:span><text:span text:style-name="T1"> </text:span><text:span text:style-name="T2"><text:s/></text:span><text:span text:style-name="T15">How do the separate processes locate the same memory space?</text:span></text:p>
      <text:p text:style-name="P19"><draw:frame draw:style-name="fr1" draw:name="Frame20" text:anchor-type="char" svg:x="0in" svg:y="0.0736in" svg:width="5.7598in" svg:height="0.6409in" draw:z-index="11"><draw:text-box><text:p text:style-name="P15">The shared memory space uses keys that both of these have. So the key will allow them both to use the same space.</text:p></draw:text-box></draw:frame><text:span text:style-name="T11">3</text:span><text:span text:style-name="T8">pts </text:span><text:span text:style-name="T11"><text:s/></text:span>There is a major flaw in these programs, what is it? (Hint: Think about the</text:p>
      <text:p text:style-name="P19">concerns we had with threads)</text:p>
      <text:p text:style-name="P1"><draw:frame draw:style-name="fr1" draw:name="Frame21" text:anchor-type="char" svg:x="-0.0083in" svg:y="0.0654in" svg:width="5.7598in" svg:height="1.0398in" draw:z-index="23"><draw:text-box><text:p text:style-name="P15">You don’t really know what thread is going to run. Plus since we are waiting for the client to put a character in memory, this could be a problem. You don’t know if it could be locked which could lead to issues with memory there. You also don’t know what thread is going to go first so the client could put data first and the server won’t know what to look for.</text:p></draw:text-box></draw:frame><text:span text:style-name="T11">3</text:span><text:span text:style-name="T8">pts </text:span><text:span text:style-name="T11"><text:s/></text:span><text:span text:style-name="T15">Now run the client without the server. What do you observe? Why?</text:span></text:p>
      <text:p text:style-name="P19"><draw:frame draw:style-name="fr1" draw:name="Frame22" text:anchor-type="char" svg:x="0in" svg:y="0.0736in" svg:width="5.7598in" svg:height="1.0445in" draw:z-index="24"><draw:text-box><text:p text:style-name="P15">The first character a is replaced with *. The way that this is set up, is that the client is looking for the server so it can get all the correct data. Without it then the client won’t get the correct data and * will be in place of a. </text:p></draw:text-box></draw:frame><text:span text:style-name="T11">3</text:span><text:span text:style-name="T8">pts </text:span><text:span text:style-name="T11"><text:s/></text:span>Now add the following two lines to the server program just before the exit at the<text:span text:style-name="T17"> </text:span>end of main:</text:p>
      <text:p text:style-name="P23">shmdt(shm)</text:p>
      <text:p text:style-name="P23">shmctl(shmid, IPC_RMID, 0)</text:p>
      <text:p text:style-name="P19">Recompile the server. Run the server and client together again. Now run the client</text:p>
      <text:p text:style-name="P19">without the server. What do you observe? What did the two added lines do?</text:p>
      <text:p text:style-name="P7"/>
      <text:p text:style-name="P5"><draw:frame draw:style-name="fr1" draw:name="Frame23" text:anchor-type="char" svg:x="0in" svg:y="0.0728in" svg:width="5.7598in" svg:height="1.589in" draw:z-index="25"><draw:text-box><text:p text:style-name="P16">It was faster and it waited for client to finish.</text:p></draw:text-box></draw:frame><text:soft-page-break/></text:p>
      <text:p text:style-name="P5">3.8:</text:p>
      <text:p text:style-name="P19"><text:span text:style-name="T6">2pts </text:span><text:span text:style-name="T3"><text:s/></text:span>Message queues allow for programs to synchronize their operations as well as</text:p>
      <text:p text:style-name="P19">transfer data. How much data can be sent in a single message using this mechanism?</text:p>
      <text:p text:style-name="P19"><draw:frame draw:style-name="fr1" draw:name="Frame24" text:anchor-type="char" svg:x="0in" svg:y="0.0646in" svg:width="5.7598in" svg:height="0.65in" draw:z-index="12"><draw:text-box><text:p text:style-name="P16">The max size of a message is 8192.</text:p></draw:text-box></draw:frame><text:span text:style-name="T3">1</text:span><text:span text:style-name="T6">pt</text:span><text:span text:style-name="T1"> </text:span><text:span text:style-name="T2"><text:s/></text:span>What will happen to a process that tries to read from a message queue that has no<text:span text:style-name="T17"> </text:span>messages (hint: there is more than one possibility)?</text:p>
      <text:p text:style-name="P19"><draw:frame draw:style-name="fr1" draw:name="Frame25" text:anchor-type="char" svg:x="0in" svg:y="0.0819in" svg:width="5.7598in" svg:height="0.7866in" draw:z-index="13"><draw:text-box><text:p text:style-name="P16">mq_receive will block until a message becomes available or interrupted. If a flag is on, then it will fail.</text:p><text:p text:style-name="Standard"/></draw:text-box></draw:frame><text:span text:style-name="T3">1</text:span><text:span text:style-name="T6">pt</text:span><text:span text:style-name="T1"> </text:span><text:span text:style-name="T2"><text:s/></text:span>Both Message Queues and Shared Memory create semi-permanent structures that<text:span text:style-name="T17"> </text:span>are owned by the operating system (not owned by an individual process). Although not<text:span text:style-name="T17"> </text:span>permanent like a file, they can remain on the system after a process exits. Describe how<text:span text:style-name="T17"> </text:span>and when these structures can be destroyed.</text:p>
      <text:p text:style-name="P19"><draw:frame draw:style-name="fr1" draw:name="Frame26" text:anchor-type="char" svg:x="-0.0417in" svg:y="0.0563in" svg:width="5.7598in" svg:height="0.8752in" draw:z-index="14"><draw:text-box><text:p text:style-name="P17">It will exist until it is marked with IPC_RMID and the last process using it detaches. </text:p></draw:text-box></draw:frame><text:span text:style-name="T11">1</text:span><text:span text:style-name="T8">pt</text:span><text:span text:style-name="T7"> </text:span><text:span text:style-name="T13"><text:s/></text:span>Are the semaphores in Linux general or binary? Describe in brief how to<text:span text:style-name="T17"> </text:span>acquire and<text:span text:style-name="T17"> </text:span>initialize them.</text:p>
      <text:p text:style-name="P6"><draw:frame draw:style-name="fr1" draw:name="Frame27" text:anchor-type="char" svg:x="-0.0417in" svg:y="0.0571in" svg:width="5.7598in" svg:height="0.6811in" draw:z-index="26"><draw:text-box><text:p text:style-name="P17">Semaphores can be both. They are binary when a single shared resource is used. Otherwise it is counting. Since they are just counters, you can either wait on the variable or signal the variable.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imSun" svg:font-family="SimSun"/>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agraph-properties fo:margin-left="0in" fo:margin-right="0in" fo:margin-top="0.1945in" fo:margin-bottom="0.1945in" loext:contextual-spacing="false" fo:text-align="start" style:justify-single-word="false" fo:orphans="2" fo:widows="2" fo:text-indent="0in" style:auto-text-indent="false"/>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me:</dc:title>
    <meta:initial-creator>朱熠锷</meta:initial-creator>
    <meta:creation-date>2006-04-26T02:14:00</meta:creation-date>
    <dc:date>2016-10-31T21:19:07.655978314</dc:date>
    <meta:editing-cycles>3</meta:editing-cycles>
    <meta:editing-duration>PT9M44S</meta:editing-duration>
    <meta:generator>LibreOffice/5.1.4.2$Linux_X86_64 LibreOffice_project/10m0$Build-2</meta:generator>
    <meta:document-statistic meta:table-count="0" meta:image-count="0" meta:object-count="0" meta:page-count="6" meta:paragraph-count="87" meta:word-count="1352" meta:character-count="7486" meta:non-whitespace-character-count="6150"/>
    <meta:user-defined meta:name="KSOProductBuildVer">1033-9.1.0.4746</meta:user-defined>
  </office:meta>
</office:document-meta>
</file>